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19.5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9.5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9.546cm"/>
    </style:style>
    <style:style style:name="gr6" style:family="graphic" style:parent-style-name="standard">
      <style:graphic-properties draw:stroke="none" draw:fill="none" fo:min-height="2.274cm"/>
    </style:style>
    <style:style style:name="gr7" style:family="graphic" style:parent-style-name="standard">
      <style:graphic-properties draw:stroke="none" draw:fill="none" fo:min-height="9.956cm"/>
    </style:style>
    <style:style style:name="gr8" style:family="graphic" style:parent-style-name="standard">
      <style:graphic-properties draw:stroke="none" draw:fill="none" fo:min-height="12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8cm" fo:min-width="19.5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4cm" fo:min-width="19.546cm"/>
    </style:style>
    <style:style style:name="gr12" style:family="graphic" style:parent-style-name="standard">
      <style:graphic-properties draw:stroke="none" draw:fill="none" fo:min-height="7.122cm"/>
    </style:style>
    <style:style style:name="pr1" style:family="presentation" style:parent-style-name="lyt-darkblue-notes">
      <style:graphic-properties draw:fill-color="#ffffff" fo:min-height="11.159cm"/>
    </style:style>
    <style:style style:name="pr2" style:family="presentation" style:parent-style-name="lyt-darkblue-notes">
      <style:graphic-properties draw:fill-color="#ffffff" draw:auto-grow-height="true" fo:min-height="11.41cm"/>
    </style:style>
    <style:style style:name="pr3" style:family="presentation" style:parent-style-name="lyt-darkblue-notes">
      <style:graphic-properties draw:fill-color="#ffffff" fo:min-height="11.409cm"/>
    </style:style>
    <style:style style:name="co1" style:family="table-column">
      <style:table-column-properties style:column-width="9.66cm" style:use-optimal-column-width="false"/>
    </style:style>
    <style:style style:name="co2" style:family="table-column">
      <style:table-column-properties style:column-width="9.6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color="#dc2300" fo:font-size="66pt" style:font-size-asian="66pt" style:font-size-complex="66pt"/>
    </style:style>
    <style:style style:name="P2" style:family="paragraph">
      <style:text-properties fo:color="#ffffff" fo:font-size="36pt" style:font-size-asian="36pt" style:font-size-complex="36pt"/>
    </style:style>
    <style:style style:name="P3" style:family="paragraph">
      <style:text-properties fo:font-size="24pt"/>
    </style:style>
    <style:style style:name="P4" style:family="paragraph">
      <style:text-properties fo:color="#ffffff" fo:font-size="18pt"/>
    </style:style>
    <style:style style:name="P5" style:family="paragraph">
      <style:text-properties fo:color="#ffffff"/>
    </style:style>
    <style:style style:name="P6" style:family="paragraph">
      <style:text-properties fo:font-size="36pt"/>
    </style:style>
    <style:style style:name="P7" style:family="paragraph">
      <style:text-properties fo:font-size="18pt"/>
    </style:style>
    <style:style style:name="P8" style:family="paragraph">
      <style:paragraph-properties style:text-autospace="none"/>
      <style:text-properties fo:font-size="18pt"/>
    </style:style>
    <style:style style:name="P9" style:family="paragraph">
      <style:text-properties fo:color="#000000" fo:font-size="18pt"/>
    </style:style>
    <style:style style:name="P10" style:family="paragraph">
      <style:text-properties fo:color="#ffff00" fo:font-size="18pt"/>
    </style:style>
    <style:style style:name="P11" style:family="paragraph">
      <style:text-properties fo:color="#dc2300" fo:font-size="18pt"/>
    </style:style>
    <style:style style:name="T1" style:family="text">
      <style:text-properties fo:color="#dc2300" fo:font-size="66pt" style:font-size-asian="66pt" style:font-size-complex="66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color="#ffffff" fo:font-size="18pt"/>
    </style:style>
    <style:style style:name="T4" style:family="text">
      <style:text-properties fo:color="#dc2300" fo:font-size="18pt"/>
    </style:style>
    <style:style style:name="T5" style:family="text">
      <style:text-properties fo:color="#ffffff" fo:font-size="18pt" fo:font-style="italic" style:font-style-asian="italic" style:font-style-complex="italic"/>
    </style:style>
    <style:style style:name="T6" style:family="text">
      <style:text-properties fo:color="#ffffff" fo:font-size="18pt" fo:font-style="normal" style:font-style-asian="normal" style:font-style-complex="normal"/>
    </style:style>
    <style:style style:name="T7" style:family="text">
      <style:text-properties fo:color="#ffffff"/>
    </style:style>
    <style:style style:name="T8" style:family="text">
      <style:text-properties fo:color="#ffff00" fo:font-size="24pt" style:font-size-asian="24pt" style:font-size-complex="24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00ae00" fo:font-size="24pt" style:font-size-asian="24pt" style:font-size-complex="24pt"/>
    </style:style>
    <style:style style:name="T11" style:family="text">
      <style:text-properties fo:color="#dc2300" fo:font-size="24pt" style:font-size-asian="24pt" style:font-size-complex="24pt"/>
    </style:style>
    <style:style style:name="T12" style:family="text">
      <style:text-properties fo:color="#b80047" fo:font-size="24pt" style:font-size-asian="24pt" style:font-size-complex="24pt"/>
    </style:style>
    <style:style style:name="T1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dc23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ff00" fo:font-size="28pt" style:font-size-asian="28pt" style:font-size-complex="28pt"/>
    </style:style>
    <style:style style:name="T17" style:family="text">
      <style:text-properties fo:color="#ffffff" fo:font-size="28pt" style:font-size-asian="28pt" style:font-size-complex="28pt"/>
    </style:style>
    <style:style style:name="T18" style:family="text">
      <style:text-properties fo:color="#00ae00" fo:font-size="28pt" style:font-size-asian="28pt" style:font-size-complex="28pt"/>
    </style:style>
    <style:style style:name="T19" style:family="text">
      <style:text-properties fo:color="#dc2300" fo:font-size="28pt" style:font-size-asian="28pt" style:font-size-complex="28pt"/>
    </style:style>
    <style:style style:name="T20" style:family="text">
      <style:text-properties fo:color="#b80047" fo:font-size="28pt" style:font-size-asian="28pt" style:font-size-complex="28pt"/>
    </style:style>
    <style:style style:name="T21" style:family="text">
      <style:text-properties fo:color="#ffffff" fo:font-size="18pt" style:font-size-asian="28pt" style:font-size-complex="28pt"/>
    </style:style>
    <style:style style:name="T22" style:family="text">
      <style:text-properties fo:color="#ff0000" fo:font-size="24pt" style:font-size-asian="24pt" style:font-size-complex="24pt"/>
    </style:style>
    <style:style style:name="T23" style:family="text">
      <style:text-properties fo:color="#ffffff" fo:font-size="18pt" fo:font-style="italic" style:font-size-asian="28pt" style:font-style-asian="italic" style:font-size-complex="28pt" style:font-style-complex="italic"/>
    </style:style>
    <style:style style:name="T24" style:family="text">
      <style:text-properties fo:color="#00cccc" fo:font-family="Arial" style:font-family-generic="swiss" style:font-pitch="variable" fo:font-size="18pt" fo:font-style="normal" style:font-family-asian="Mono3Frame-Regular" style:font-size-asian="8.5pt" style:font-style-asian="normal" style:font-family-complex="Mono3Frame-Regular" style:font-size-complex="4.80000019073486pt" style:font-style-complex="normal"/>
    </style:style>
    <style:style style:name="T25" style:family="text">
      <style:text-properties fo:color="#ffffff" fo:font-family="Arial" style:font-family-generic="swiss" style:font-pitch="variable" fo:font-size="18pt" fo:font-style="normal" style:font-family-asian="Mono3Frame-Regular" style:font-size-asian="8.5pt" style:font-style-asian="normal" style:font-family-complex="Mono3Frame-Regular" style:font-size-complex="4.80000019073486pt" style:font-style-complex="normal"/>
    </style:style>
    <style:style style:name="T26" style:family="text">
      <style:text-properties fo:color="#dc2300" fo:font-family="Arial" style:font-family-generic="swiss" style:font-pitch="variable" fo:font-size="18pt" fo:font-style="normal" style:font-family-asian="Mono3Frame-Regular" style:font-size-asian="8.5pt" style:font-style-asian="normal" style:font-family-complex="Mono3Frame-Regular" style:font-size-complex="4.80000019073486pt" style:font-style-complex="normal"/>
    </style:style>
    <style:style style:name="T27" style:family="text">
      <style:text-properties fo:color="#00ff00" fo:font-family="Arial" style:font-family-generic="swiss" style:font-pitch="variable" fo:font-size="18pt" fo:font-style="normal" style:font-family-asian="Mono3Frame-Regular" style:font-size-asian="8.5pt" style:font-style-asian="normal" style:font-family-complex="Mono3Frame-Regular" style:font-size-complex="4.80000019073486pt" style:font-style-complex="normal"/>
    </style:style>
    <style:style style:name="T28" style:family="text">
      <style:text-properties fo:color="#ffff00" fo:font-size="18pt" fo:font-style="normal" style:font-style-asian="normal" style:font-style-complex="normal"/>
    </style:style>
    <style:style style:name="T29" style:family="text">
      <style:text-properties fo:color="#dc2300" fo:font-size="18pt" fo:font-style="normal" style:font-style-asian="normal" style:font-style-complex="normal"/>
    </style:style>
    <style:style style:name="T30" style:family="text">
      <style:text-properties fo:color="#00ff00" fo:font-family="Arial" style:font-family-generic="swiss" style:font-pitch="variable" fo:font-size="18pt" fo:font-style="normal" style:font-style-asian="normal" style:font-style-complex="normal"/>
    </style:style>
    <style:style style:name="T31" style:family="text">
      <style:text-properties fo:color="#000000" fo:font-size="18pt"/>
    </style:style>
    <style:style style:name="T32" style:family="text">
      <style:text-properties fo:color="#ffff00" fo:font-size="18pt"/>
    </style:style>
    <style:style style:name="T33" style:family="text">
      <style:text-properties fo:color="#00ae00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ffffff" fo:font-size="18pt" style:font-size-asian="18pt" style:font-size-complex="18pt"/>
    </style:style>
    <style:style style:name="T35" style:family="text">
      <style:text-properties fo:color="#dc2300" fo:font-size="18pt" style:font-size-asian="18pt" style:font-size-complex="18pt"/>
    </style:style>
    <style:style style:name="T36" style:family="text">
      <style:text-properties fo:color="#00ae00" fo:font-size="18pt" style:font-size-asian="18pt" style:font-size-complex="18pt"/>
    </style:style>
    <style:style style:name="T37" style:family="text">
      <style:text-properties fo:color="#ffff00" fo:font-family="Arial" style:font-family-generic="swiss" style:font-pitch="variable" fo:font-size="24pt" fo:font-weight="normal" style:font-family-asian="Mono3Frame-Regular" style:font-size-asian="24pt" style:font-weight-asian="normal" style:font-family-complex="Mono3Frame-Regular" style:font-size-complex="24pt" style:font-weight-complex="normal"/>
    </style:style>
    <style:style style:name="T38" style:family="text">
      <style:text-properties fo:color="#000000" fo:font-size="24pt" style:font-size-asian="24pt" style:font-size-complex="24pt"/>
    </style:style>
    <style:style style:name="T39" style:family="text">
      <style:text-properties fo:color="#ffffff" fo:font-size="20pt" style:font-size-asian="20pt" style:font-size-complex="20pt"/>
    </style:style>
    <style:style style:name="T40" style:family="text">
      <style:text-properties fo:color="#dc2300" fo:font-family="Arial" style:font-family-generic="swiss" style:font-pitch="variable" fo:font-size="18pt" style:font-family-asian="Mono3Frame-Regular" style:font-size-asian="18pt" style:font-family-complex="Mono3Frame-Regular" style:font-size-complex="18pt"/>
    </style:style>
    <style:style style:name="T41" style:family="text">
      <style:text-properties fo:font-size="18pt"/>
    </style:style>
    <style:style style:name="T42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draw:style-name="gr1" draw:text-style-name="P1" draw:layer="layout" svg:width="8cm" svg:height="2.855cm" svg:x="8.5cm" svg:y="6.5cm">
          <draw:text-box>
            <text:p><text:span text:style-name="T1">HTML</text:span></text:p>
          </draw:text-box>
        </draw:frame>
        <draw:frame draw:style-name="gr1" draw:text-style-name="P2" draw:layer="layout" svg:width="26.5cm" svg:height="4.517cm" svg:x="1cm" svg:y="10.827cm">
          <draw:text-box>
            <text:p><text:span text:style-name="T2">Fuentes: </text:span><text:span text:style-name="T2"><text:a xlink:href="http://docs.webplatform.org/wiki/html/tutorials" xlink:type="simple">http://docs.webplatform.org/wiki/html/tutorials</text:a></text:span></text:p>
            <text:p><text:span text:style-name="T2">juand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><text:span text:style-name="T2">ESTANDARIZACIÓN WEB</text:span></text:p>
          </draw:text-box>
        </draw:frame>
        <draw:frame draw:style-name="gr3" draw:text-style-name="P4" draw:layer="layout" svg:width="21.5cm" svg:height="10.205cm" svg:x="4.5cm" svg:y="6.5cm">
          <draw:text-box>
            <text:p><text:span text:style-name="T3">W3C </text:span><text:span text:style-name="T4"><text:a xlink:href="http://www.w3.org/" xlink:type="simple">http://www.w3.org</text:a></text:span><text:span text:style-name="T4"> </text:span><text:span text:style-name="T3">(desde 1994)</text:span></text:p>
            <text:p><text:span text:style-name="T3"/></text:p>
            <text:p><text:span text:style-name="T3">Organización principal para la estandarización de la Web. Creada para asegurar la existencia de compatibilidad y acuerdos entre los miembros de la industria en la adopción de nuevos estándares.</text:span></text:p>
            <text:p><text:span text:style-name="T3"/></text:p>
            <text:p><text:span text:style-name="T3">Alguno de los miembros:</text:span></text:p>
            <text:p><text:span text:style-name="T3"/></text:p>
            <text:p><text:span text:style-name="T3">Los principales navegadores: Mac, Microsoft, Google, Mozilla y Opera</text:span></text:p>
            <text:p><text:span text:style-name="T3"/></text:p>
            <text:p><text:span text:style-name="T3"/></text:p>
            <text:p><text:span text:style-name="T4"><text:a xlink:href="http://www.webstandards.org/" xlink:type="simple">www.webstandards.org</text:a></text:span><text:span text:style-name="T4">: </text:span><text:span text:style-name="T3">Proyecto que trabajo con la W3C y los principales <text:s/>desarrolladores de navegadores para que siguiesen el estándar.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9cm" svg:height="3.095cm" svg:x="4cm" svg:y="3cm">
          <draw:text-box>
            <text:p><text:span text:style-name="T2">Codificar HTML</text:span></text:p>
            <text:p><text:span text:style-name="T2">Herramientas necesarias</text:span></text:p>
          </draw:text-box>
        </draw:frame>
        <draw:frame draw:style-name="gr4" draw:text-style-name="P4" draw:layer="layout" svg:width="23.546cm" svg:height="8.072cm" svg:x="4.5cm" svg:y="8cm">
          <draw:text-box>
            <text:p><text:span text:style-name="T3">- Editor de texto</text:span></text:p>
            <text:p><text:span text:style-name="T3"/></text:p>
            <text:p><text:span text:style-name="T3">- Una selección de navegadores:</text:span></text:p>
            <text:p><text:span text:style-name="T3"/></text:p>
            <text:p><text:span text:style-name="T5">No todos los navegadores despliegan la información del código html de la misma forma (todavía más si no seguimos estándares).</text:span></text:p>
            <text:p><text:span text:style-name="T5">Se debe testear en varios de ellos.</text:span></text:p>
            <text:p><text:span text:style-name="T5"/></text:p>
            <text:p><text:span text:style-name="T5">- Nosotros para escribir el código utilizaremos un IDE, por las ventajas adicionales que tiene. </text:span></text:p>
            <text:p><text:span text:style-name="T5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><text:span text:style-name="T2">Versiones de HTML</text:span></text:p>
          </draw:text-box>
        </draw:frame>
        <draw:frame draw:style-name="gr4" draw:text-style-name="P4" draw:layer="layout" svg:width="23.546cm" svg:height="6.65cm" svg:x="3.98cm" svg:y="7.392cm">
          <draw:text-box>
            <text:p><text:span text:style-name="T3">HTML 2.0 – Noviembre 1995</text:span></text:p>
            <text:p><text:span text:style-name="T3"/></text:p>
            <text:p><text:span text:style-name="T3">HTML 3.2 – Enero 1997</text:span></text:p>
            <text:p><text:span text:style-name="T3"/></text:p>
            <text:p><text:span text:style-name="T3">HTML 4.0 – Diciembre 1997</text:span></text:p>
            <text:p><text:span text:style-name="T3"/></text:p>
            <text:p><text:span text:style-name="T3">HTML 4.0.1 – Diciembre 1999</text:span></text:p>
            <text:p><text:span text:style-name="T3"/></text:p>
            <text:p><text:span text:style-name="T6">HTML 5.0 – Enero 2008: Se publica un borrador por la W3C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2.327cm">
          <draw:text-box>
            <text:p><text:span text:style-name="T2">Qué es XML</text:span></text:p>
          </draw:text-box>
        </draw:frame>
        <draw:frame draw:style-name="gr4" draw:text-style-name="P4" draw:layer="layout" svg:width="23.546cm" svg:height="10.916cm" svg:x="4cm" svg:y="5.5cm">
          <draw:text-box>
            <text:p><text:span text:style-name="T3">Significa eXtensible Markup Language</text:span></text:p>
            <text:p><text:span text:style-name="T3"/></text:p>
            <text:p><text:span text:style-name="T3">Es un lenguaje mediante el uso de etiquetas, muy similar a HTML</text:span></text:p>
            <text:p><text:span text:style-name="T3"/></text:p>
            <text:p><text:span text:style-name="T3">Fue diseñado para TRANSPORTAR datos (o almacenar), NO para MOSTRAR</text:span></text:p>
            <text:p><text:span text:style-name="T3"/></text:p>
            <text:p><text:span text:style-name="T3">Las etiquetas no están predefinidas. Debes definir tus propias etiquetas.</text:span></text:p>
            <text:p><text:span text:style-name="T3"/></text:p>
            <text:p><text:span text:style-name="T6">Es autodescriptivo</text:span></text:p>
            <text:p><text:span text:style-name="T6"/></text:p>
            <text:p><text:span text:style-name="T6">Es una recomendación de la W3C</text:span></text:p>
            <text:p><text:span text:style-name="T6"/></text:p>
            <text:p><text:span text:style-name="T6">Lenguajes desarrollados en base a XML (cientos de ellos):</text:span></text:p>
            <text:p><text:span text:style-name="T6"/></text:p>
            <text:p><text:span text:style-name="T6">RSS (real simple syndication), SOAP, XHTML..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><text:span text:style-name="T2">XHTML</text:span></text:p>
          </draw:text-box>
        </draw:frame>
        <draw:frame draw:style-name="gr4" draw:text-style-name="P4" draw:layer="layout" svg:width="23.546cm" svg:height="10.205cm" svg:x="3.954cm" svg:y="5.5cm">
          <draw:text-box>
            <text:p><text:span text:style-name="T5">Significa: eXtensible HyperText Markup Language</text:span></text:p>
            <text:p><text:span text:style-name="T5"/></text:p>
            <text:p><text:span text:style-name="T5">Extensible porque se pueden añadir módulos para hacer por ejemplo cálculos matemáticos o dibujar gráficos.</text:span></text:p>
            <text:p><text:span text:style-name="T5"/></text:p>
            <text:p><text:span text:style-name="T5">Es prácticamente idéntico a HTML 4.0.1</text:span></text:p>
            <text:p><text:span text:style-name="T5"/></text:p>
            <text:p><text:span text:style-name="T5">Es más “limpio y estricto” que HTML al ser un HTML reconstruido mediante el uso de XML (v1.0).</text:span></text:p>
            <text:p><text:span text:style-name="T5"/></text:p>
            <text:p><text:span text:style-name="T5">Parecía que iba a ser el estándar hasta la aparición de HTML5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><text:span text:style-name="T2">LENGUAJE HTML</text:span></text:p>
          </draw:text-box>
        </draw:frame>
        <draw:frame draw:style-name="gr5" draw:text-style-name="P5" draw:layer="layout" svg:width="23.546cm" svg:height="3.095cm" svg:x="4cm" svg:y="4.905cm">
          <draw:text-box>
            <text:p><text:span text:style-name="T7">Compuesto de etiquetas (que van en parejas, etiqueta de apertura y de cierre). XML y XHTML fuerzan esa etiqueta de cierre. En HTML4 y HTML5 hay algunas que pueden ir sin cierre. Por ej. &lt;br&gt;</text:span></text:p>
            <text:p><text:span text:style-name="T7"/></text:p>
          </draw:text-box>
        </draw:frame>
        <draw:frame draw:style-name="gr1" draw:text-style-name="P5" draw:layer="layout" svg:width="22.5cm" svg:height="13.234cm" svg:x="4.5cm" svg:y="7.266cm">
          <draw:text-box>
            <text:p><text:span text:style-name="T8">&lt;html&gt;</text:span></text:p>
            <text:p><text:span text:style-name="T9"><text:tab/></text:span><text:span text:style-name="T10">&lt;head&gt;</text:span></text:p>
            <text:p><text:span text:style-name="T9"><text:tab/></text:span><text:span text:style-name="T9"><text:tab/></text:span><text:span text:style-name="T11">&lt;title&gt;</text:span><text:span text:style-name="T9"> Este es el titulo de la página</text:span><text:span text:style-name="T11">&lt;/title&gt;</text:span></text:p>
            <text:p><text:span text:style-name="T9"><text:tab/></text:span><text:span text:style-name="T10">&lt;/head&gt;</text:span></text:p>
            <text:p><text:span text:style-name="T9"><text:tab/></text:span><text:span text:style-name="T12">&lt;body&gt;</text:span></text:p>
            <text:p><text:span text:style-name="T12"><text:tab/></text:span><text:span text:style-name="T12"><text:tab/></text:span><text:span text:style-name="T12">&lt;p&gt; </text:span><text:span text:style-name="T9">Salto de línea según w3c:</text:span><text:span text:style-name="T12"> &lt;/p&gt;</text:span></text:p>
            <text:p><text:span text:style-name="T9"><text:tab/></text:span><text:span text:style-name="T9"><text:tab/></text:span><text:span text:style-name="T13">&lt;br&gt; &lt;/br&gt;</text:span></text:p>
            <text:p><text:span text:style-name="T11"><text:tab/></text:span><text:span text:style-name="T11"><text:tab/></text:span><text:span text:style-name="T11">&lt;p&gt; </text:span><text:span text:style-name="T9">El siguiente salto de línea funciona en todos </text:span><text:span text:style-name="T9"><text:tab/></text:span><text:span text:style-name="T9"><text:tab/></text:span><text:span text:style-name="T9"><text:tab/></text:span><text:span text:style-name="T9"><text:tab/></text:span><text:span text:style-name="T9"> <text:s/>los navegadores:</text:span><text:span text:style-name="T11"> </text:span></text:p>
            <text:p><text:span text:style-name="T11"><text:tab/></text:span><text:span text:style-name="T11"><text:tab/></text:span><text:span text:style-name="T11">&lt;/p&gt;</text:span></text:p>
            <text:p><text:span text:style-name="T11"><text:tab/></text:span><text:span text:style-name="T11"><text:tab/></text:span><text:span text:style-name="T11"><text:tab/></text:span><text:span text:style-name="T13">&lt;br /&gt;</text:span></text:p>
            <text:p><text:span text:style-name="T9"><text:tab/></text:span><text:span text:style-name="T12">&lt;/body&gt;</text:span></text:p>
            <text:p><text:span text:style-name="T8">&lt;/html&gt;</text:span></text:p>
            <text:p><text:span text:style-name="T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 text:style-name="P6"><text:span text:style-name="T2">Atributos y valores</text:span></text:p>
          </draw:text-box>
        </draw:frame>
        <draw:frame draw:style-name="gr5" draw:text-style-name="P4" draw:layer="layout" svg:width="22.546cm" svg:height="1.673cm" svg:x="4.454cm" svg:y="5.5cm">
          <draw:text-box>
            <text:p text:style-name="P7"><text:span text:style-name="T3">Las etiquetas pueden tener atributos. Los atributos van en la etiqueta de inicio y son de la forma atributo=”valor”. </text:span></text:p>
          </draw:text-box>
        </draw:frame>
        <draw:frame draw:style-name="gr1" draw:text-style-name="P4" draw:layer="layout" svg:width="22.5cm" svg:height="11.346cm" svg:x="4.5cm" svg:y="8cm">
          <draw:text-box>
            <text:p text:style-name="P7"><text:span text:style-name="T8">&lt;html&gt;</text:span></text:p>
            <text:p text:style-name="P7"><text:span text:style-name="T9"><text:tab/></text:span><text:span text:style-name="T10">&lt;head&gt;</text:span></text:p>
            <text:p text:style-name="P7"><text:span text:style-name="T9"><text:tab/></text:span><text:span text:style-name="T9"><text:tab/></text:span><text:span text:style-name="T11">&lt;title&gt;</text:span><text:span text:style-name="T9"> Este es el titulo de la página</text:span><text:span text:style-name="T11">&lt;/title&gt;</text:span></text:p>
            <text:p text:style-name="P7"><text:span text:style-name="T9"><text:tab/></text:span><text:span text:style-name="T10">&lt;/head&gt;</text:span></text:p>
            <text:p text:style-name="P7"><text:span text:style-name="T9"><text:tab/></text:span><text:span text:style-name="T12">&lt;body&gt;</text:span></text:p>
            <text:p text:style-name="P7"><text:span text:style-name="T9"><text:tab/></text:span><text:span text:style-name="T9"><text:tab/></text:span><text:span text:style-name="T11">&lt;p&gt;</text:span><text:span text:style-name="T9"> Esta es mi primera página web</text:span><text:span text:style-name="T11"> &lt;/p&gt;</text:span></text:p>
            <text:p text:style-name="P7"><text:span text:style-name="T14"><text:tab/></text:span><text:span text:style-name="T14"><text:tab/></text:span><text:span text:style-name="T13">&lt;a href=”</text:span><text:span text:style-name="T13"><text:a xlink:href="http://www.soplaelcierzo.com/" xlink:type="simple">http://www.soplaelcierzo.com</text:a></text:span><text:span text:style-name="T13">“&gt;</text:span><text:span text:style-name="T14"> </text:span></text:p>
            <text:p text:style-name="P7"><text:span text:style-name="T15"><text:tab/></text:span><text:span text:style-name="T15"><text:tab/></text:span><text:span text:style-name="T15"><text:tab/></text:span><text:span text:style-name="T15">Visita mi web</text:span></text:p>
            <text:p text:style-name="P7"><text:span text:style-name="T15"><text:tab/></text:span><text:span text:style-name="T15"><text:tab/></text:span><text:span text:style-name="T13">&lt;/a&gt;</text:span></text:p>
            <text:p text:style-name="P7"><text:span text:style-name="T9"><text:tab/></text:span><text:span text:style-name="T12">&lt;/body&gt;</text:span></text:p>
            <text:p text:style-name="P7"><text:span text:style-name="T8">&lt;/html&gt;</text:span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 text:style-name="P6"><text:span text:style-name="T2">Diferencias entre html y xhtml</text:span></text:p>
          </draw:text-box>
        </draw:frame>
        <draw:frame draw:style-name="gr5" draw:text-style-name="P4" draw:layer="layout" svg:width="10cm" svg:height="1.673cm" svg:x="4cm" svg:y="4.905cm">
          <draw:text-box>
            <text:p text:style-name="P7"><text:span text:style-name="T7"/></text:p>
            <text:p text:style-name="P7"><text:span text:style-name="T7"/></text:p>
          </draw:text-box>
        </draw:frame>
        <draw:frame draw:style-name="standard" draw:layer="layout" svg:width="19.321cm" svg:height="9.836cm" svg:x="4.178cm" svg:y="5.5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HTML</text:p>
              </table:table-cell>
              <table:table-cell>
                <text:p>XHTML</text:p>
              </table:table-cell>
            </table:table-row>
            <table:table-row table:style-name="ro1" table:default-cell-style-name="ce1">
              <table:table-cell>
                <text:p>No se diferencia entre mayúsculas y minúsculas en los elementos y atributos</text:p>
              </table:table-cell>
              <table:table-cell>
                <text:p>Siempre en minúsculas</text:p>
              </table:table-cell>
            </table:table-row>
            <table:table-row table:style-name="ro1" table:default-cell-style-name="ce1">
              <table:table-cell>
                <text:p>Los elementos vacíos no necesitan etiqueta de cierre, ejemplo &lt;img&gt;</text:p>
              </table:table-cell>
              <table:table-cell>
                <text:p>Todos los elementos necesitan etiqueta de cierre, por ejemplo &lt;hr&gt;&lt;/hr&gt; ó &lt;hr/&gt;</text:p>
              </table:table-cell>
            </table:table-row>
            <table:table-row table:style-name="ro1" table:default-cell-style-name="ce1">
              <table:table-cell>
                <text:p>El valor de los atributos no necesita ir entre comillas</text:p>
              </table:table-cell>
              <table:table-cell>
                <text:p>El valor de los atributos necesita ir entre comillas</text:p>
              </table:table-cell>
            </table:table-row>
            <table:table-row table:style-name="ro1" table:default-cell-style-name="ce1">
              <table:table-cell>
                <text:p>Algunos atributos no necesitan valor, ej:</text:p>
                <text:p>&lt;input required&gt;</text:p>
              </table:table-cell>
              <table:table-cell>
                <text:p>Todos los atributos llevan valor, ej:</text:p>
                <text:p>&lt;input required=”required”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><text:span text:style-name="T2">Etiquetas de documento</text:span></text:p>
          </draw:text-box>
        </draw:frame>
        <draw:frame draw:style-name="gr5" draw:text-style-name="P4" draw:layer="layout" svg:width="23.546cm" svg:height="1.673cm" svg:x="4.454cm" svg:y="5.5cm">
          <draw:text-box>
            <text:p><text:span text:style-name="T3">Conjunto de etiquetas que todo documento en html debe tener :</text:span></text:p>
            <text:p><text:span text:style-name="T3">&lt;html&gt; &lt;head&gt; &lt;title&gt; y &lt;body&gt; </text:span></text:p>
          </draw:text-box>
        </draw:frame>
        <draw:frame draw:style-name="gr1" draw:text-style-name="P4" draw:layer="layout" svg:width="22.5cm" svg:height="9.77cm" svg:x="4.5cm" svg:y="7.23cm">
          <draw:text-box>
            <text:p><text:span text:style-name="T16">&lt;html&gt;</text:span></text:p>
            <text:p><text:span text:style-name="T17"><text:tab/></text:span><text:span text:style-name="T18">&lt;head&gt;</text:span></text:p>
            <text:p><text:span text:style-name="T17"><text:tab/></text:span><text:span text:style-name="T17"><text:tab/></text:span><text:span text:style-name="T19">&lt;title&gt;</text:span><text:span text:style-name="T17"> Este es el titulo de la página</text:span><text:span text:style-name="T19">&lt;/title&gt;</text:span></text:p>
            <text:p><text:span text:style-name="T17"><text:tab/></text:span><text:span text:style-name="T18">&lt;/head&gt;</text:span></text:p>
            <text:p><text:span text:style-name="T17"><text:tab/></text:span><text:span text:style-name="T20">&lt;body&gt;</text:span></text:p>
            <text:p><text:span text:style-name="T17"><text:tab/></text:span><text:span text:style-name="T17"><text:tab/></text:span><text:span text:style-name="T19">&lt;p&gt;</text:span><text:span text:style-name="T17"> Esta es mi primera página web</text:span><text:span text:style-name="T19"> &lt;/p&gt;</text:span></text:p>
            <text:p><text:span text:style-name="T17"><text:tab/></text:span><text:span text:style-name="T20">&lt;/body&gt;</text:span></text:p>
            <text:p><text:span text:style-name="T16">&lt;/html&gt;</text:span></text:p>
            <text:p><text:span text:style-name="T3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 text:style-name="P6"><text:span text:style-name="T2">Validación de html</text:span></text:p>
          </draw:text-box>
        </draw:frame>
        <draw:frame draw:style-name="gr5" draw:text-style-name="P4" draw:layer="layout" svg:width="23.546cm" svg:height="1.673cm" svg:x="4.149cm" svg:y="5.827cm">
          <draw:text-box>
            <text:p text:style-name="P7"><text:span text:style-name="T3">Valida el código de la página anterior mediante la herramienta de validación de la W3C: http://validator.w3.org/check </text:span></text:p>
          </draw:text-box>
        </draw:frame>
        <draw:frame draw:style-name="gr1" draw:text-style-name="P4" draw:layer="layout" svg:width="22.5cm" svg:height="7.109cm" svg:x="4cm" svg:y="9cm">
          <draw:text-box>
            <text:p text:style-name="P7"><text:span text:style-name="T21">Observa que será necesario especificar el DOCTYPE para que se pueda validar:</text:span></text:p>
            <text:p text:style-name="P7"><text:span text:style-name="T16"/></text:p>
            <text:p text:style-name="P7"><text:span text:style-name="T16">&lt;!DOCTYPE html&gt;</text:span></text:p>
            <text:p text:style-name="P7"><text:span text:style-name="T16"/></text:p>
            <text:p text:style-name="P7"><text:span text:style-name="T21"/></text:p>
            <text:p text:style-name="P7"><text:span text:style-name="T21"/></text:p>
            <text:p text:style-name="P7"><text:span text:style-name="T21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1.827cm">
          <draw:text-box>
            <text:p text:style-name="P6"><text:span text:style-name="T2">Doctype</text:span></text:p>
          </draw:text-box>
        </draw:frame>
        <draw:frame draw:style-name="gr5" draw:text-style-name="P4" draw:layer="layout" svg:width="22.546cm" svg:height="11.627cm" svg:x="4cm" svg:y="4cm">
          <draw:text-box>
            <text:p text:style-name="P7"><text:span text:style-name="T3">Sirve para específicar al navegador que tipo de documento html o xhtml va a recibir. </text:span></text:p>
            <text:p text:style-name="P7"><text:span text:style-name="T3"/></text:p>
            <text:p text:style-name="P7"><text:span text:style-name="T3">Al navegador le sirve para saber que reglas seguir para mostrar la página. Al validador para saber en base a que reglas validar.</text:span></text:p>
            <text:p text:style-name="P7"><text:span text:style-name="T3"/></text:p>
            <text:p text:style-name="P7"><text:span text:style-name="T3">Se pondrá siempre en la parte superior del documento. </text:span></text:p>
            <text:p text:style-name="P7"><text:span text:style-name="T3">Muchos editores lo ponen de forma automática.</text:span></text:p>
            <text:p text:style-name="P7"><text:span text:style-name="T3"/></text:p>
            <text:p text:style-name="P7"><text:span text:style-name="T3">Lista de declaraciones de doctype:</text:span></text:p>
            <text:p text:style-name="P7"><text:span text:style-name="T3"><text:a xlink:href="http://www.w3.org/QA/2002/04/valid-dtd-list.html" xlink:type="simple">http://www.w3.org/QA/2002/04/valid-dtd-list.html</text:a>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<text:tab/></text:span></text:p>
          </draw:text-box>
        </draw:frame>
        <draw:frame draw:style-name="gr1" draw:text-style-name="P4" draw:layer="layout" svg:width="22.5cm" svg:height="7.57cm" svg:x="4.027cm" svg:y="12.675cm">
          <draw:text-box>
            <text:p text:style-name="P7"><text:span text:style-name="T22">&lt;!DOCTYPE html PUBLIC </text:span></text:p>
            <text:p text:style-name="P7"><text:span text:style-name="T22">"-//W3C//DTD XHTML 1.0 Strict//EN" "http://www.w3.org/TR/xhtml1/DTD/xhtml1-strict.dtd"&gt;</text:span></text:p>
            <text:p text:style-name="P7"><text:span text:style-name="T8"/></text:p>
            <text:p text:style-name="P7"><text:span text:style-name="T8">&lt;html&gt;</text:span></text:p>
            <text:p text:style-name="P7"><text:span text:style-name="T9"><text:tab/></text:span><text:span text:style-name="T9">....</text:span></text:p>
            <text:p text:style-name="P7"><text:span text:style-name="T8">&lt;/html&gt;</text:span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2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2.5cm">
          <draw:text-box>
            <text:p text:style-name="P6"><text:span text:style-name="T2">¿Es necesario el doctype?</text:span></text:p>
          </draw:text-box>
        </draw:frame>
        <draw:frame draw:style-name="gr5" draw:text-style-name="P4" draw:layer="layout" svg:width="22.546cm" svg:height="10.205cm" svg:x="4cm" svg:y="5.5cm">
          <draw:text-box>
            <text:p text:style-name="P7"><text:span text:style-name="T3">Servirá para que se valide la página web con respecto a los estándares, comprobando si la sintaxis es correcta.</text:span></text:p>
            <text:p text:style-name="P7"><text:span text:style-name="T3"/></text:p>
            <text:p text:style-name="P7"><text:span text:style-name="T3">Si nuestra página web no sigue ningún estándar, es tontería ponerlo...</text:span></text:p>
            <text:p text:style-name="P7"><text:span text:style-name="T3">¡Pero debemos seguir estándares!</text:span></text:p>
            <text:p text:style-name="P7"><text:span text:style-name="T3"/></text:p>
            <text:p text:style-name="P7"><text:span text:style-name="T5">Hace unos años existía la creencia de que las webs que siguiendo estándares se limitaban las posibilidades de diseño y desarrollo Web. Ahora no es así.</text:span></text:p>
            <text:p text:style-name="P7"><text:span text:style-name="T5"/></text:p>
            <text:p text:style-name="P7"><text:span text:style-name="T23">Si la página no tiene doctype, el navegador la renderiza mediante Quirks Mode (como le parece, de cara a compatibilidad con tiempos pasados).</text:span></text:p>
            <text:p text:style-name="P7"><text:span text:style-name="T21"/></text:p>
            <text:p text:style-name="P7"><text:span text:style-name="T21"/></text:p>
            <text:p text:style-name="P7"><text:span text:style-name="T3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3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 text:style-name="P6"><text:span text:style-name="T2">Tipos de DOCTYPE</text:span></text:p>
          </draw:text-box>
        </draw:frame>
        <draw:frame draw:style-name="gr4" draw:text-style-name="P4" draw:layer="layout" svg:width="23.546cm" svg:height="13.049cm" svg:x="3.954cm" svg:y="5.357cm">
          <draw:text-box>
            <text:p text:style-name="P7"><text:span text:style-name="T6">Las reglas para las diferentes versiones de HTML se organizan en base a unas Document Type Definitions (DTD)</text:span></text:p>
            <text:p text:style-name="P7"><text:span text:style-name="T6"/></text:p>
            <text:p text:style-name="P7"><text:span text:style-name="T6">Una validación simplemente significa que tu has elegido un DTD y escribes tu documento html en base a dicho DTD. Puedes escribir tu código sin especificar un DTD, pero es necesario si quieres justificar la validez de tu código.</text:span></text:p>
            <text:p text:style-name="P7"><text:span text:style-name="T6"/></text:p>
            <text:p text:style-name="P7"><text:span text:style-name="T6">Existen 3 tipos de DTDs en XHTML (otros en versiones más antiguas de HTML):</text:span></text:p>
            <text:p text:style-name="P7"><text:span text:style-name="T6"/></text:p>
            <text:p text:style-name="P8"><text:span text:style-name="T24">&lt;!DOCTYPE html PUBLIC "-//W3C//DTD XHTML 1.0 </text:span><text:span text:style-name="T25">Strict</text:span><text:span text:style-name="T24">//EN"</text:span></text:p>
            <text:p text:style-name="P8"><text:span text:style-name="T24">"http://www.w3.org/TR/xhtml1/DTD/ xhtml1-strict.dtd"&gt;</text:span></text:p>
            <text:p text:style-name="P8"><text:span text:style-name="T24"/></text:p>
            <text:p text:style-name="P8"><text:span text:style-name="T26">&lt;!DOCTYPE html PUBLIC "-//W3C//DTD XHTML 1.0 </text:span><text:span text:style-name="T25">Transitional</text:span><text:span text:style-name="T26">//EN"</text:span></text:p>
            <text:p text:style-name="P8"><text:span text:style-name="T26">"</text:span><text:span text:style-name="T26"><text:a xlink:href="http://www.w3.org/TR/xhtml1/DTD/xhtml1-transitional.dtd" xlink:type="simple">http://www.w3.org/TR/xhtml1/DTD/xhtml1-transitional.dtd</text:a></text:span><text:span text:style-name="T26">"&gt;</text:span></text:p>
            <text:p text:style-name="P8"><text:span text:style-name="T26"/></text:p>
            <text:p text:style-name="P8"><text:span text:style-name="T27">&lt;!DOCTYPE html PUBLIC "-//W3C//DTD XHTML 1.0 </text:span><text:span text:style-name="T25">Frameset</text:span><text:span text:style-name="T27">//EN"</text:span></text:p>
            <text:p text:style-name="P8"><text:span text:style-name="T27">"http://www.w3.org/TR/xhtml1/DTD/xhtml1-frameset.dtd"&gt;</text:span></text:p>
            <text:p text:style-name="P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4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 text:style-name="P6"><text:span text:style-name="T2">Tipos de DOCTYPE II</text:span></text:p>
          </draw:text-box>
        </draw:frame>
        <draw:frame draw:style-name="gr4" draw:text-style-name="P4" draw:layer="layout" svg:width="23.546cm" svg:height="12.338cm" svg:x="4cm" svg:y="6cm">
          <draw:text-box>
            <text:p text:style-name="P7"><text:span text:style-name="T28">Strict DTD</text:span></text:p>
            <text:p text:style-name="P7"><text:span text:style-name="T6">Los únicos atributos y elementos que están permitidos son para la estructura del documento y nunca para la presentación (deben ir en el css correspondiente).</text:span></text:p>
            <text:p text:style-name="P7"><text:span text:style-name="T6"/></text:p>
            <text:p text:style-name="P7"><text:span text:style-name="T28">Transitional DTD</text:span></text:p>
            <text:p text:style-name="P7"><text:span text:style-name="T6">Permite representar elementos y atributos ya que pueden ser útiles en algunas situaciones.</text:span></text:p>
            <text:p text:style-name="P7"><text:span text:style-name="T6"/></text:p>
            <text:p text:style-name="P7"><text:span text:style-name="T28">Frameset DTD</text:span></text:p>
            <text:p text:style-name="P7"><text:span text:style-name="T6">Se usa para documentos con frames.</text:span></text:p>
            <text:p text:style-name="P7"><text:span text:style-name="T6"/></text:p>
            <text:p text:style-name="P7"><text:span text:style-name="T28">Ejemplo:</text:span></text:p>
            <text:p text:style-name="P7"><text:span text:style-name="T6"/></text:p>
            <text:p text:style-name="P7"><text:span text:style-name="T6">&lt;p align=”right”&gt; Párrafo alineado a la derecha. &lt;/p&gt;</text:span></text:p>
            <text:p text:style-name="P7"><text:span text:style-name="T6"/></text:p>
            <text:p text:style-name="P7"><text:span text:style-name="T29">¡Es válido con un transitional DTD pero no con uno strict!</text:span></text:p>
            <text:p text:style-name="P7"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5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 text:style-name="P6"><text:span text:style-name="T2">Tipos de DOCTYPE III</text:span></text:p>
          </draw:text-box>
        </draw:frame>
        <draw:frame draw:style-name="gr4" draw:text-style-name="P4" draw:layer="layout" svg:width="23.546cm" svg:height="10.916cm" svg:x="4cm" svg:y="6cm">
          <draw:text-box>
            <text:p text:style-name="P7"><text:span text:style-name="T28">En HTML 5:</text:span></text:p>
            <text:p text:style-name="P7"><text:span text:style-name="T6">&lt;!DOCTYPE html&gt;</text:span></text:p>
            <text:p text:style-name="P7"><text:span text:style-name="T28"/></text:p>
            <text:p text:style-name="P7"><text:span text:style-name="T6">Nosotros elegiremos este, porque es más corto :-)</text:span></text:p>
            <text:p text:style-name="P7"><text:span text:style-name="T28"/></text:p>
            <text:p text:style-name="P7"><text:span text:style-name="T6">Nuestras páginas no hace falta que tengan últimas novedades de html5 para ser validadas con este doctype.</text:span></text:p>
            <text:p text:style-name="P7"><text:span text:style-name="T6"/></text:p>
            <text:p text:style-name="P7"><text:span text:style-name="T6">Sin embargo, es frecuente que te toque trabajar en proyectos Web con doctypes anteriores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29"/></text:p>
            <text:p text:style-name="P7"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6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 text:style-name="P6"><text:span text:style-name="T2">Ejercicio Doctypes</text:span></text:p>
          </draw:text-box>
        </draw:frame>
        <draw:frame draw:style-name="gr4" draw:text-style-name="P4" draw:layer="layout" svg:width="23.546cm" svg:height="6.65cm" svg:x="4cm" svg:y="6cm">
          <draw:text-box>
            <text:p text:style-name="P7"><text:span text:style-name="T6">Analiza la versión de html utilizada en las páginas Web de los periódicos:</text:span></text:p>
            <text:p text:style-name="P7"><text:span text:style-name="T6"/></text:p>
            <text:p text:style-name="P7"><text:span text:style-name="T6">Heraldo de Aragón</text:span></text:p>
            <text:p text:style-name="P7"><text:span text:style-name="T6">El Pais</text:span></text:p>
            <text:p text:style-name="P7"><text:span text:style-name="T6">USA Today</text:span></text:p>
            <text:p text:style-name="P7"><text:span text:style-name="T6"/></text:p>
            <text:p text:style-name="P7"><text:span text:style-name="T6"/></text:p>
            <text:p text:style-name="P7"><text:span text:style-name="T29"/></text:p>
            <text:p text:style-name="P7"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7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>
        <office:forms form:automatic-focus="false" form:apply-design-mode="false"/>
        <draw:frame draw:style-name="gr1" draw:text-style-name="P2" draw:layer="layout" svg:width="23cm" svg:height="1.673cm" svg:x="4cm" svg:y="3cm">
          <draw:text-box>
            <text:p><text:span text:style-name="T2">Meta tags</text:span><text:span text:style-name="T2"><text:tab/></text:span></text:p>
          </draw:text-box>
        </draw:frame>
        <draw:frame draw:style-name="gr5" draw:text-style-name="P4" draw:layer="layout" svg:width="22.546cm" svg:height="3.806cm" svg:x="4cm" svg:y="5.5cm">
          <draw:text-box>
            <text:p><text:span text:style-name="T3">Etiquetas utilizadas para dar información sobre nuestra página.</text:span></text:p>
            <text:p><text:span text:style-name="T31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6" draw:text-style-name="P7" draw:layer="layout" svg:width="21.935cm" svg:height="2.524cm" svg:x="4.065cm" svg:y="8.5cm">
          <draw:text-box>
            <text:p><text:span text:style-name="T8">Ejercicio: Busca los meta tags más habituales y cita tu fuente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>
        <office:forms form:automatic-focus="false" form:apply-design-mode="false"/>
        <draw:frame draw:style-name="gr6" draw:text-style-name="P7" draw:layer="layout" svg:width="21.935cm" svg:height="4.027cm" svg:x="4cm" svg:y="3.976cm">
          <draw:text-box>
            <text:p text:style-name="P7"><text:span text:style-name="T8">Ejercicio: Busca los meta tags más habituales y cita tu fuente.</text:span></text:p>
          </draw:text-box>
        </draw:frame>
        <draw:frame draw:style-name="gr5" draw:text-style-name="P4" draw:layer="layout" svg:width="22.546cm" svg:height="10.205cm" svg:x="3.954cm" svg:y="9cm">
          <draw:text-box>
            <text:p text:style-name="P7"><text:span text:style-name="T3">Algunos de los metatags más importantes:</text:span></text:p>
            <text:p text:style-name="P7"><text:span text:style-name="T3"/></text:p>
            <text:p text:style-name="P7"><text:span text:style-name="T32">&lt;meta name="description" content="Descripción página web, en un máximo de 160 caracteres"&gt;</text:span></text:p>
            <text:p text:style-name="P7"><text:span text:style-name="T32"/></text:p>
            <text:p text:style-name="P7"><text:span text:style-name="T32">&lt;meta name="author" content="" &gt;</text:span></text:p>
            <text:p text:style-name="P7"><text:span text:style-name="T32"/></text:p>
            <text:p text:style-name="P7"><text:span text:style-name="T32">&lt;meta charset="utf-8"&gt;</text:span></text:p>
            <text:p text:style-name="P7"><text:span text:style-name="T32"/></text:p>
            <text:p text:style-name="P7"><text:span text:style-name="T32">&lt;meta name="viewport" content="width=device-width"&gt;</text:span></text:p>
            <text:p text:style-name="P7"><text:span text:style-name="T32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gr5" draw:text-style-name="P4" draw:layer="layout" svg:width="22.546cm" svg:height="5.228cm" svg:x="3.954cm" svg:y="6.772cm">
          <draw:text-box>
            <text:p><text:span text:style-name="T3">En w3schools:</text:span></text:p>
            <text:p><text:span text:style-name="T3"><text:a xlink:href="http://www.w3schools.com/tags/tag_meta.asp" xlink:type="simple">http://www.w3schools.com/tags/tag_meta.asp</text:a></text:span></text:p>
            <text:p><text:span text:style-name="T3"/></text:p>
            <text:p><text:span text:style-name="T31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9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>
        <office:forms form:automatic-focus="false" form:apply-design-mode="false"/>
        <draw:frame draw:style-name="gr7" draw:text-style-name="P7" draw:layer="layout" svg:width="24cm" svg:height="15.182cm" svg:x="3cm" svg:y="4.318cm">
          <draw:text-box>
            <text:p text:style-name="P7"><text:span text:style-name="T3"/></text:p>
            <text:p text:style-name="P7"><text:span text:style-name="T3">Como guía rápida de consulta utilizaremos w3schools</text:span></text:p>
            <text:p text:style-name="P7"><text:span text:style-name="T3"/></text:p>
            <text:p text:style-name="P7"><text:span text:style-name="T3">¿Por qué utilizar w3schools?</text:span></text:p>
            <text:p text:style-name="P7"><text:span text:style-name="T3"/></text:p>
            <text:p text:style-name="P7"><text:span text:style-name="T3">- Información bastante reducida, va “al grano” → Rápido</text:span></text:p>
            <text:p text:style-name="P7"><text:span text:style-name="T3">- Dispone siempre de ejemplos</text:span></text:p>
            <text:p text:style-name="P7"><text:span text:style-name="T3">- Editor html integrado</text:span></text:p>
            <text:p text:style-name="P7"><text:span text:style-name="T3"/></text:p>
            <text:p text:style-name="P7"><text:span text:style-name="T3">Es útil para otros muchos lenguajes de programación Web: ASP, PHP, jQuery, css... </text:span></text:p>
            <text:p text:style-name="P7"><text:span text:style-name="T3">no solo html!</text:span></text:p>
            <text:p text:style-name="P7"><text:span text:style-name="T3"/></text:p>
            <text:p text:style-name="P7"><text:span text:style-name="T3">Tiene detractores:</text:span></text:p>
            <text:p text:style-name="P7"><text:span text:style-name="T3"><text:a xlink:href="http://www.w3fools.com/" xlink:type="simple">http://www.w3fools.com/</text:a></text:span></text:p>
            <text:p text:style-name="P7"><text:span text:style-name="T3"/></text:p>
            <text:p text:style-name="P7"><text:span text:style-name="T3">Excelente documentación (algo más extensa y en inglés principalmente):</text:span></text:p>
            <text:p text:style-name="P7"><text:span text:style-name="T3"><text:a xlink:href="http://docs.webplatform.org/wiki/html/tutorials" xlink:type="simple">http://docs.webplatform.org/wiki/html/tutorials</text:a></text:span></text:p>
            <text:p text:style-name="P7"><text:span text:style-name="T3"/></text:p>
            <text:p text:style-name="P7"><text:span text:style-name="T3">A continuación un resumen de algunos elementos para poder empezar a trabajar.</text:span></text:p>
            <text:p text:style-name="P7"><text:span text:style-name="T31"/></text:p>
          </draw:text-box>
        </draw:frame>
        <draw:frame draw:style-name="gr1" draw:text-style-name="P2" draw:layer="layout" svg:width="19cm" svg:height="1.673cm" svg:x="3cm" svg:y="2.327cm">
          <draw:text-box>
            <text:p text:style-name="P6"><text:span text:style-name="T2">Elementos de 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0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 text:style-name="P6"><text:span text:style-name="T2">head</text:span></text:p>
          </draw:text-box>
        </draw:frame>
        <draw:frame draw:style-name="gr4" draw:text-style-name="P4" draw:layer="layout" svg:width="23.546cm" svg:height="10.916cm" svg:x="4cm" svg:y="5.521cm">
          <draw:text-box>
            <text:p text:style-name="P7"><text:span text:style-name="T5">Debe incluir el título:</text:span></text:p>
            <text:p text:style-name="P7"><text:span text:style-name="T5"/></text:p>
            <text:p text:style-name="P7"><text:span text:style-name="T33">…</text:span></text:p>
            <text:p text:style-name="P7"><text:span text:style-name="T33">&lt;head&gt;</text:span></text:p>
            <text:p text:style-name="P7"><text:span text:style-name="T34"><text:tab/></text:span><text:span text:style-name="T34"><text:tab/></text:span><text:span text:style-name="T35">&lt;title&gt;</text:span><text:span text:style-name="T34"> Este es el titulo de la página</text:span><text:span text:style-name="T35">&lt;/title&gt;</text:span></text:p>
            <text:p text:style-name="P7"><text:span text:style-name="T36">&lt;/head&gt;</text:span></text:p>
            <text:p text:style-name="P7"><text:span text:style-name="T36">…</text:span></text:p>
            <text:p text:style-name="P7"><text:span text:style-name="T36"/></text:p>
            <text:p text:style-name="P7"><text:span text:style-name="T34">Puede incluir:</text:span></text:p>
            <text:p text:style-name="P7"><text:span text:style-name="T34">- JavaScript</text:span></text:p>
            <text:p text:style-name="P7"><text:span text:style-name="T34">- Links a stylesheets</text:span></text:p>
            <text:p text:style-name="P7"><text:span text:style-name="T34">- Información acerca del propio documento (mediante metatags)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>
        <office:forms form:automatic-focus="false" form:apply-design-mode="false"/>
        <draw:frame draw:style-name="gr1" draw:text-style-name="P2" draw:layer="layout" svg:width="19cm" svg:height="1.673cm" svg:x="4cm" svg:y="3cm">
          <draw:text-box>
            <text:p><text:span text:style-name="T2">Headings</text:span></text:p>
          </draw:text-box>
        </draw:frame>
        <draw:frame draw:style-name="gr4" draw:text-style-name="P4" draw:layer="layout" svg:width="23.546cm" svg:height="8.783cm" svg:x="3.954cm" svg:y="5.357cm">
          <draw:text-box>
            <text:p><text:span text:style-name="T6">Hay seis niveles representados por las etiquetas </text:span><text:span text:style-name="T28">h1, h2, h3, h4, h5 y h6</text:span><text:span text:style-name="T6">.</text:span></text:p>
            <text:p><text:span text:style-name="T6"/></text:p>
            <text:p><text:span text:style-name="T6">Sin aplicar ninguna regla CSS se representan en “su propia linea”.</text:span></text:p>
            <text:p><text:span text:style-name="T6"/></text:p>
            <text:p><text:span text:style-name="T6">Por defecto están en negrita.</text:span></text:p>
            <text:p><text:span text:style-name="T6"/></text:p>
            <text:p><text:span text:style-name="T6">h1 se considera el más importante y es el más grande, luego h2, h3...</text:span></text:p>
            <text:p><text:span text:style-name="T6"/></text:p>
            <text:p><text:span text:style-name="T6">También los usan los buscadores. Las palabras clave o </text:span><text:span text:style-name="T28">keywords</text:span><text:span text:style-name="T6"> tienen mucha más importancia en un h1 que en un h6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>
        <office:forms form:automatic-focus="false" form:apply-design-mode="false"/>
        <draw:frame draw:style-name="gr1" draw:text-style-name="P2" draw:layer="layout" svg:width="23cm" svg:height="1.673cm" svg:x="4cm" svg:y="3cm">
          <draw:text-box>
            <text:p><text:span text:style-name="T2">Etiqueta img</text:span></text:p>
          </draw:text-box>
        </draw:frame>
        <draw:frame draw:style-name="gr5" draw:text-style-name="P4" draw:layer="layout" svg:width="22.546cm" svg:height="5.939cm" svg:x="4cm" svg:y="5.5cm">
          <draw:text-box>
            <text:p><text:span text:style-name="T3">Es importante poner el </text:span><text:span text:style-name="T32">atributo alt</text:span><text:span text:style-name="T3">. Es la información que tienen los buscadores sobre la imagen para indexarla.</text:span></text:p>
            <text:p><text:span text:style-name="T3">Es importante indicar anchura y altura, así aunque la página tarde en cargarse, lo habrá hecho ya con sus dimensiones (layout) definitivas.</text:span></text:p>
            <text:p><text:span text:style-name="T31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8" draw:text-style-name="P7" draw:layer="layout" svg:width="26.5cm" svg:height="12.524cm" svg:x="2cm" svg:y="10cm">
          <draw:text-box>
            <text:p><text:span text:style-name="T8">&lt;html&gt;</text:span></text:p>
            <text:p><text:span text:style-name="T9"><text:tab/></text:span><text:span text:style-name="T10">&lt;head&gt;</text:span></text:p>
            <text:p><text:span text:style-name="T9"><text:tab/></text:span><text:span text:style-name="T9"><text:tab/></text:span><text:span text:style-name="T11">&lt;title&gt;</text:span><text:span text:style-name="T9"> Título preciso, descriptivo y corto</text:span><text:span text:style-name="T11">&lt;/title&gt;</text:span></text:p>
            <text:p><text:span text:style-name="T9"><text:tab/></text:span><text:span text:style-name="T10">&lt;/head&gt;</text:span></text:p>
            <text:p><text:span text:style-name="T9"><text:tab/></text:span><text:span text:style-name="T12">&lt;body&gt;</text:span></text:p>
            <text:p><text:span text:style-name="T37"><text:s text:c="10"/></text:span><text:span text:style-name="T37">&lt;img src="libro.jpg" width="104" height="142" alt=”Mi libro” /&gt;</text:span></text:p>
            <text:p><text:span text:style-name="T9"><text:tab/></text:span><text:span text:style-name="T12">&lt;/body&gt;</text:span></text:p>
            <text:p><text:span text:style-name="T8">&lt;/html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>
        <office:forms form:automatic-focus="false" form:apply-design-mode="false"/>
        <draw:frame draw:style-name="gr1" draw:text-style-name="P2" draw:layer="layout" svg:width="23cm" svg:height="1.673cm" svg:x="4cm" svg:y="3cm">
          <draw:text-box>
            <text:p><text:span text:style-name="T2">Comentarios</text:span></text:p>
          </draw:text-box>
        </draw:frame>
        <draw:frame draw:style-name="gr5" draw:text-style-name="P4" draw:layer="layout" svg:width="22.546cm" svg:height="5.228cm" svg:x="4.454cm" svg:y="5.5cm">
          <draw:text-box>
            <text:p><text:span text:style-name="T3">Nos ayudarán a documentar el código de nuestras páginas (versiones, objetivo o meta de unas líneas de código, etc.)</text:span></text:p>
            <text:p><text:span text:style-name="T3">No son visibles por el navegador.</text:span></text:p>
            <text:p><text:span text:style-name="T3">Se ven exclusivamente en el código fuente.</text:span></text:p>
            <text:p><text:span text:style-name="T3">Se deben evitar comentarios “privados” al poder ser vistos por cualquiera desde el código fuente.</text:span></text:p>
            <text:p><text:span text:style-name="T3"><text:s/></text:span></text:p>
          </draw:text-box>
        </draw:frame>
        <draw:frame draw:style-name="gr9" draw:text-style-name="P9" draw:layer="layout" svg:width="22.5cm" svg:height="4.5cm" svg:x="5cm" svg:y="11cm">
          <draw:text-box>
            <text:p><text:span text:style-name="T13">&lt;!--</text:span><text:span text:style-name="T38"> </text:span></text:p>
            <text:p><text:span text:style-name="T39">Esto es un comentario que no se verá desde el </text:span><text:span text:style-name="T39"><text:tab/></text:span><text:span text:style-name="T39">navegador. Los visitantes lo verán exclusivamente si miran el código fuente de la página.</text:span></text:p>
            <text:p><text:span text:style-name="T13">--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>
        <office:forms form:automatic-focus="false" form:apply-design-mode="false"/>
        <draw:frame draw:style-name="gr1" draw:text-style-name="P2" draw:layer="layout" svg:width="10.5cm" svg:height="1.673cm" svg:x="2.5cm" svg:y="2.327cm">
          <draw:text-box>
            <text:p><text:span text:style-name="T2">Enlaces Internos </text:span></text:p>
          </draw:text-box>
        </draw:frame>
        <draw:frame draw:style-name="gr4" draw:text-style-name="P10" draw:layer="layout" svg:width="27cm" svg:height="5.228cm" svg:x="2.413cm" svg:y="5.676cm">
          <draw:text-box>
            <text:p><text:span text:style-name="T28">&lt;a name="ayuda"&gt;Ayuda&lt;/a&gt;</text:span></text:p>
            <text:p><text:span text:style-name="T28"/></text:p>
            <text:p><text:span text:style-name="T28">&lt;a href="#ayuda"&gt;Ir a ayuda&lt;/a&gt;</text:span></text:p>
            <text:p><text:span text:style-name="T28"/></text:p>
            <text:p><text:span text:style-name="T28">&lt;a href="./manual.html#ayuda"&gt;Ver la ayuda&lt;/a&gt; </text:span></text:p>
            <text:p><text:span text:style-name="T28"/></text:p>
            <text:p><text:span text:style-name="T28"><text:s/></text:span></text:p>
          </draw:text-box>
        </draw:frame>
        <draw:frame draw:style-name="gr1" draw:text-style-name="P2" draw:layer="layout" svg:width="12.5cm" svg:height="1.673cm" svg:x="2.5cm" svg:y="10.5cm">
          <draw:text-box>
            <text:p><text:span text:style-name="T2">Enlaces externos</text:span></text:p>
          </draw:text-box>
        </draw:frame>
        <draw:frame draw:style-name="gr10" draw:text-style-name="P10" draw:layer="layout" svg:width="23.5cm" svg:height="7.361cm" svg:x="2.543cm" svg:y="12.447cm">
          <draw:text-box>
            <text:p><text:span text:style-name="T28">&lt;a name="ayuda"&gt;Ayuda&lt;/a&gt;</text:span></text:p>
            <text:p><text:span text:style-name="T28"/></text:p>
            <text:p><text:span text:style-name="T28">&lt;a href="</text:span><text:span text:style-name="T28"><text:a xlink:href="http://www.soplaelcierzo.com/miweb.htm#ayuda" xlink:type="simple">http://www.soplaelcierzo.com/miweb.htm#ayuda</text:a></text:span><text:span text:style-name="T28">"&gt;Ver la ayuda&lt;/a&gt; </text:span></text:p>
            <text:p><text:span text:style-name="T28"/></text:p>
            <text:p><text:span text:style-name="T28">&lt;a href="http://www.softwaredental.com/"&gt;Ver la ayuda&lt;/a&gt;</text:span></text:p>
            <text:p><text:span text:style-name="T6"/></text:p>
            <text:p><text:span text:style-name="T6">En búsquedas en directorios se debe acabar la url con /, para no generar dos peticiones en el servidor.</text:span></text:p>
            <text:p><text:span text:style-name="T28"/></text:p>
            <text:p><text:span text:style-name="T28"><text:s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>
        <office:forms form:automatic-focus="false" form:apply-design-mode="false"/>
        <draw:frame draw:style-name="gr11" draw:text-style-name="P11" draw:layer="layout" svg:width="13.5cm" svg:height="2.384cm" svg:x="1cm" svg:y="5cm">
          <draw:text-box>
            <text:p><text:span text:style-name="T40">&lt;tr&gt; Table row (fila)</text:span></text:p>
            <text:p><text:span text:style-name="T40">&lt;td&gt; Table data (celda)</text:span></text:p>
            <text:p><text:span text:style-name="T40">&lt;th&gt; opcional, negrita y centrado por defecto</text:span></text:p>
          </draw:text-box>
        </draw:frame>
        <draw:frame draw:style-name="gr1" draw:text-style-name="P2" draw:layer="layout" svg:width="5cm" svg:height="1.673cm" svg:x="2.5cm" svg:y="2.5cm">
          <draw:text-box>
            <text:p><text:span text:style-name="T2">Tablas</text:span></text:p>
          </draw:text-box>
        </draw:frame>
        <draw:frame draw:style-name="gr12" draw:text-style-name="P7" draw:layer="layout" svg:width="10cm" svg:height="8.783cm" svg:x="15cm" svg:y="4.217cm">
          <draw:text-box>
            <text:p><text:span text:style-name="T32">&lt;table border="1"&gt;</text:span></text:p>
            <text:p><text:span text:style-name="T32"><text:tab/></text:span><text:span text:style-name="T32">&lt;th&gt;Cabecera 1&lt;/th&gt;</text:span></text:p>
            <text:p><text:span text:style-name="T32"><text:tab/></text:span><text:span text:style-name="T32">&lt;th&gt;Cabecera 2&lt;/th&gt;</text:span></text:p>
            <text:p><text:span text:style-name="T32"><text:tab/></text:span><text:span text:style-name="T32">&lt;tr&gt;</text:span></text:p>
            <text:p><text:span text:style-name="T32"><text:tab/></text:span><text:span text:style-name="T32"><text:tab/></text:span><text:span text:style-name="T32">&lt;td&gt;fila 1, celda 0&lt;/td&gt;</text:span></text:p>
            <text:p><text:span text:style-name="T32"><text:tab/></text:span><text:span text:style-name="T32"><text:tab/></text:span><text:span text:style-name="T32">&lt;td&gt;fila 1, celda 2&lt;/td&gt;</text:span></text:p>
            <text:p><text:span text:style-name="T32"><text:tab/></text:span><text:span text:style-name="T32">&lt;/tr&gt;</text:span></text:p>
            <text:p><text:span text:style-name="T32"><text:tab/></text:span><text:span text:style-name="T32">&lt;tr&gt;</text:span></text:p>
            <text:p><text:span text:style-name="T32"><text:tab/></text:span><text:span text:style-name="T32"><text:tab/></text:span><text:span text:style-name="T32">&lt;td&gt;fila 2, celda 1&lt;/td&gt;</text:span></text:p>
            <text:p><text:span text:style-name="T32"><text:tab/></text:span><text:span text:style-name="T32"><text:tab/></text:span><text:span text:style-name="T32">&lt;td&gt;fila 2, celda 2&lt;/td&gt;</text:span></text:p>
            <text:p><text:span text:style-name="T32"><text:tab/></text:span><text:span text:style-name="T32">&lt;/tr&gt;</text:span></text:p>
            <text:p><text:span text:style-name="T32">&lt;/table&gt;</text:span><text:span text:style-name="T41">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>
        <office:forms form:automatic-focus="false" form:apply-design-mode="false"/>
        <draw:frame draw:style-name="gr1" draw:text-style-name="P2" draw:layer="layout" svg:width="10.5cm" svg:height="1.673cm" svg:x="2.5cm" svg:y="2.327cm">
          <draw:text-box>
            <text:p><text:span text:style-name="T2">Listas </text:span></text:p>
          </draw:text-box>
        </draw:frame>
        <draw:frame draw:style-name="gr4" draw:text-style-name="P10" draw:layer="layout" svg:width="27cm" svg:height="13.76cm" svg:x="2.5cm" svg:y="4.765cm">
          <draw:text-box>
            <text:p><text:span text:style-name="T28">&lt;!-- unordered list --&gt;</text:span></text:p>
            <text:p><text:span text:style-name="T28">&lt;ul&gt;</text:span></text:p>
            <text:p><text:span text:style-name="T28"><text:tab/></text:span><text:span text:style-name="T28">&lt;li&gt;Coffee&lt;/li&gt;</text:span></text:p>
            <text:p><text:span text:style-name="T28"><text:tab/></text:span><text:span text:style-name="T28">&lt;li&gt;Milk&lt;/li&gt;</text:span></text:p>
            <text:p><text:span text:style-name="T28">&lt;/ul&gt;</text:span></text:p>
            <text:p><text:span text:style-name="T28"><text:s/></text:span></text:p>
            <text:p><text:span text:style-name="T28">&lt;!-- ordered list --&gt;</text:span></text:p>
            <text:p><text:span text:style-name="T28">&lt;ol&gt;</text:span></text:p>
            <text:p><text:span text:style-name="T28"><text:tab/></text:span><text:span text:style-name="T28">&lt;li&gt;Coffee&lt;/li&gt;</text:span></text:p>
            <text:p><text:span text:style-name="T28"><text:tab/></text:span><text:span text:style-name="T28">&lt;li&gt;Milk&lt;/li&gt;</text:span></text:p>
            <text:p><text:span text:style-name="T28">&lt;/ol&gt;</text:span></text:p>
            <text:p><text:span text:style-name="T28"/></text:p>
            <text:p><text:span text:style-name="T28">&lt;!-- definition list --&gt;</text:span></text:p>
            <text:p><text:span text:style-name="T28">&lt;dl&gt;</text:span></text:p>
            <text:p><text:span text:style-name="T28"><text:tab/></text:span><text:span text:style-name="T28">&lt;dt&gt;Coffee&lt;/dt&gt;</text:span></text:p>
            <text:p><text:span text:style-name="T28"><text:tab/></text:span><text:span text:style-name="T28"><text:tab/></text:span><text:span text:style-name="T28">&lt;dd&gt;- black hot drink&lt;/dd&gt;</text:span></text:p>
            <text:p><text:span text:style-name="T28"><text:tab/></text:span><text:span text:style-name="T28">&lt;dt&gt;Milk&lt;/dt&gt;</text:span></text:p>
            <text:p><text:span text:style-name="T28"><text:tab/></text:span><text:span text:style-name="T28"><text:tab/></text:span><text:span text:style-name="T28">&lt;dd&gt;- white cold drink&lt;/dd&gt;</text:span></text:p>
            <text:p><text:span text:style-name="T28">&lt;/dl&gt;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>
        <office:forms form:automatic-focus="false" form:apply-design-mode="false"/>
        <draw:frame draw:style-name="gr1" draw:text-style-name="P2" draw:layer="layout" svg:width="14.5cm" svg:height="1.673cm" svg:x="2.5cm" svg:y="2.327cm">
          <draw:text-box>
            <text:p><text:span text:style-name="T2">Formularios I - Ejemplo:</text:span></text:p>
          </draw:text-box>
        </draw:frame>
        <draw:frame draw:style-name="gr4" draw:text-style-name="P10" draw:layer="layout" svg:width="25.5cm" svg:height="15.182cm" svg:x="2.5cm" svg:y="4.585cm">
          <draw:text-box>
            <text:p><text:span text:style-name="T6">- Un formulario permite que el visitante al sitio cargue datos y sean enviados al servidor.</text:span></text:p>
            <text:p><text:span text:style-name="T6">- El lenguaje HTML solo tiene el objetivo de crear el formulario. El HTML no tiene la responsabilidad de registrar los datos en el servidor, esta actividad está delegada a un lenguaje que se ejecute en el servidor (PHP, ASP, JSP etc.)</text:span></text:p>
            <text:p><text:span text:style-name="T28"/></text:p>
            <text:p><text:span text:style-name="T28">&lt;form name="input" action="formulario.php" method="get" / “post”&gt;</text:span></text:p>
            <text:p><text:span text:style-name="T28"><text:tab/></text:span><text:span text:style-name="T28">Nombre usuario: &lt;input type="text" name="nombre" /&gt;&lt;br /&gt;</text:span></text:p>
            <text:p><text:span text:style-name="T28"><text:tab/></text:span><text:span text:style-name="T28">Apellido usuario: &lt;input type="text" name="apellido" /&gt;&lt;br /&gt;</text:span></text:p>
            <text:p><text:span text:style-name="T28"/></text:p>
            <text:p><text:span text:style-name="T28"><text:tab/></text:span><text:span text:style-name="T28">Contraseña: &lt;input type="password" name="pwd" /&gt;&lt;br/&gt;</text:span></text:p>
            <text:p><text:span text:style-name="T28"/></text:p>
            <text:p><text:span text:style-name="T28"><text:tab/></text:span><text:span text:style-name="T28">&lt;input type="radio" name="sex" value="hombre" /&gt; Hombre&lt;br /&gt;</text:span></text:p>
            <text:p><text:span text:style-name="T28"><text:tab/></text:span><text:span text:style-name="T28">&lt;input type="radio" name="sex" value="mujer" /&gt; Mujer&lt;br /&gt;</text:span></text:p>
            <text:p><text:span text:style-name="T28"/></text:p>
            <text:p><text:span text:style-name="T28"><text:tab/></text:span><text:span text:style-name="T28">&lt;input type="checkbox" name="interes" value="futbol" /&gt; Me gusta el futbol&lt;br /&gt;</text:span></text:p>
            <text:p><text:span text:style-name="T28"><text:tab/></text:span><text:span text:style-name="T28">&lt;input type="checkbox" name="interes" value="lectura" /&gt; Me gusta leer &lt;br /&gt;</text:span></text:p>
            <text:p><text:span text:style-name="T28"/></text:p>
            <text:p><text:span text:style-name="T28"><text:tab/></text:span><text:span text:style-name="T28">&lt;input type="submit" value="Aceptar" /&gt;</text:span></text:p>
            <text:p><text:span text:style-name="T28"/></text:p>
            <text:p><text:span text:style-name="T28"><text:tab/></text:span><text:span text:style-name="T28">&lt;input type="reset" value="borrar"&gt;</text:span></text:p>
            <text:p><text:span text:style-name="T28">&lt;/form&gt; <text:s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>
        <office:forms form:automatic-focus="false" form:apply-design-mode="false"/>
        <draw:frame draw:style-name="gr1" draw:text-style-name="P2" draw:layer="layout" svg:width="20.5cm" svg:height="1.673cm" svg:x="2.5cm" svg:y="2.327cm">
          <draw:text-box>
            <text:p><text:span text:style-name="T2">Formularios II - Etiquetas:</text:span></text:p>
          </draw:text-box>
        </draw:frame>
        <draw:frame draw:style-name="gr4" draw:text-style-name="P10" draw:layer="layout" svg:width="27cm" svg:height="14.471cm" svg:x="2.5cm" svg:y="4.765cm">
          <draw:text-box>
            <text:p><text:span text:style-name="T28"/></text:p>
            <text:p><text:span text:style-name="T28">&lt;form&gt; </text:span><text:span text:style-name="T28"><text:tab/></text:span><text:span text:style-name="T28"><text:tab/></text:span><text:span text:style-name="T6">Define el comienzo del formulario para la inserción de datos</text:span></text:p>
            <text:p><text:span text:style-name="T6"><text:tab/></text:span><text:span text:style-name="T6"><text:tab/></text:span><text:span text:style-name="T6"><text:tab/></text:span><text:span text:style-name="T6">Atributo action: nombre de la página que procesará los datos en el servidor</text:span></text:p>
            <text:p><text:span text:style-name="T6"><text:tab/></text:span><text:span text:style-name="T6"><text:tab/></text:span><text:span text:style-name="T6"><text:tab/></text:span><text:span text:style-name="T28">method=”post”</text:span><text:span text:style-name="T6"> Lo habitual. Los datos se envían con el cuerpo del formulario</text:span></text:p>
            <text:p><text:span text:style-name="T6"><text:tab/></text:span><text:span text:style-name="T6"><text:tab/></text:span><text:span text:style-name="T6"><text:tab/></text:span><text:span text:style-name="T28">method=”get”</text:span><text:span text:style-name="T6"> Los datos se envían en la cabecera de petición de página</text:span></text:p>
            <text:p><text:span text:style-name="T28">&lt;input&gt; </text:span><text:span text:style-name="T28"><text:tab/></text:span><text:span text:style-name="T28"><text:tab/></text:span><text:span text:style-name="T6">Define un control de inserción de <text:s/>datos</text:span></text:p>
            <text:p><text:span text:style-name="T28">&lt;textarea&gt; </text:span><text:span text:style-name="T28"><text:tab/></text:span><text:span text:style-name="T6">Define un control de inserción de datos multilínea</text:span></text:p>
            <text:p><text:span text:style-name="T6"><text:tab/></text:span><text:span text:style-name="T6"><text:tab/></text:span><text:span text:style-name="T6"><text:tab/></text:span><text:span text:style-name="T6">Ejemplo: </text:span><text:span text:style-name="T28">&lt;textarea name="comentarios" rows="5" cols="60"&gt;&lt;/textarea&gt;</text:span><text:span text:style-name="T6"> </text:span></text:p>
            <text:p><text:span text:style-name="T28"><text:tab/></text:span><text:span text:style-name="T28"><text:tab/></text:span><text:span text:style-name="T28"><text:tab/></text:span></text:p>
            <text:p><text:span text:style-name="T28">&lt;label&gt; </text:span><text:span text:style-name="T28"><text:tab/></text:span><text:span text:style-name="T28"><text:tab/></text:span><text:span text:style-name="T6">Muestra un texto junto al control de inserción de datos</text:span></text:p>
            <text:p><text:span text:style-name="T28">&lt;fieldset&gt; </text:span><text:span text:style-name="T28"><text:tab/></text:span><text:span text:style-name="T6">Define un borde entre un conjunto de elementos del formulario</text:span></text:p>
            <text:p><text:span text:style-name="T28">&lt;legend&gt; </text:span><text:span text:style-name="T28"><text:tab/></text:span><text:span text:style-name="T6">Define una label para el fieldset</text:span></text:p>
            <text:p><text:span text:style-name="T28">&lt;select&gt; </text:span><text:span text:style-name="T28"><text:tab/></text:span><text:span text:style-name="T6">Define una lista desplegable</text:span></text:p>
            <text:p><text:span text:style-name="T28">&lt;optgroup&gt; </text:span><text:span text:style-name="T28"><text:tab/></text:span><text:span text:style-name="T6">Defines un grupo de opciones relacionadas en una lista desplegable</text:span></text:p>
            <text:p><text:span text:style-name="T28">&lt;option&gt; </text:span><text:span text:style-name="T28"><text:tab/></text:span><text:span text:style-name="T6">Define una opción en una lista desplegable</text:span></text:p>
            <text:p><text:span text:style-name="T6"><text:tab/></text:span><text:span text:style-name="T6"><text:tab/></text:span><text:span text:style-name="T6"><text:tab/></text:span><text:span text:style-name="T6">Ejemplo:</text:span><text:span text:style-name="T28"> &lt;select name="pais"&gt;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&lt;option value="1"&gt;Argentina&lt;/option&gt;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&lt;option value="2"&gt;España&lt;/option&gt;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&lt;/select&gt;</text:span></text:p>
            <text:p><text:span text:style-name="T28">&lt;button&gt; </text:span><text:span text:style-name="T28"><text:tab/></text:span><text:span text:style-name="T6">Defines un botón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>
        <office:forms form:automatic-focus="false" form:apply-design-mode="false"/>
        <draw:frame draw:style-name="gr1" draw:text-style-name="P2" draw:layer="layout" svg:width="20.5cm" svg:height="1.673cm" svg:x="2.5cm" svg:y="2.327cm">
          <draw:text-box>
            <text:p><text:span text:style-name="T2">Formularios III </text:span></text:p>
          </draw:text-box>
        </draw:frame>
        <draw:frame draw:style-name="gr4" draw:text-style-name="P10" draw:layer="layout" svg:width="24.5cm" svg:height="10.916cm" svg:x="2.5cm" svg:y="4.765cm">
          <draw:text-box>
            <text:p><text:span text:style-name="T6">- El control de tipo file nos permite enviar un archivo al servidor. </text:span></text:p>
            <text:p><text:span text:style-name="T6"/></text:p>
            <text:p><text:span text:style-name="T6">- Veamos la sintaxis para disponer un control de tipo file:</text:span></text:p>
            <text:p><text:span text:style-name="T28"/></text:p>
            <text:p><text:span text:style-name="T28">&lt;input type="file" name="archivo"&gt;</text:span></text:p>
            <text:p><text:span text:style-name="T28"/></text:p>
            <text:p><text:span text:style-name="T6">Otra cosa muy importante a tener en cuenta cuando hacemos upload de archivos al servidor es inicializar la propiedad enctype del elemento form:</text:span></text:p>
            <text:p><text:span text:style-name="T28"/></text:p>
            <text:p><text:span text:style-name="T28">&lt;form method="post" action="/registrardatos.php" enctype="multipart/form-data"&gt;</text:span></text:p>
            <text:p><text:span text:style-name="T28"/></text:p>
            <text:p><text:span text:style-name="T6">- Para mandar parámetros ocultos (sin interacción con el usuario)</text:span></text:p>
            <text:p><text:span text:style-name="T6"/></text:p>
            <text:p><text:span text:style-name="T28">&lt;input type="hidden" value="10:20" name="hora"&gt;</text:span></text:p>
            <text:p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>
        <office:forms form:automatic-focus="false" form:apply-design-mode="false"/>
        <draw:frame draw:style-name="gr1" draw:text-style-name="P2" draw:layer="layout" svg:width="20.5cm" svg:height="1.673cm" svg:x="2.5cm" svg:y="2.327cm">
          <draw:text-box>
            <text:p><text:span text:style-name="T2">Uso de iframe</text:span></text:p>
          </draw:text-box>
        </draw:frame>
        <draw:frame draw:style-name="gr4" draw:text-style-name="P10" draw:layer="layout" svg:width="24cm" svg:height="12.338cm" svg:x="2.5cm" svg:y="4.765cm">
          <draw:text-box>
            <text:p><text:span text:style-name="T28">- Bastante útiles: el usuario no sale de tu página web para ver contenidos externos (normalmente relacionados).</text:span></text:p>
            <text:p><text:span text:style-name="T28"/></text:p>
            <text:p><text:span text:style-name="T6">Ejemplo de uso:</text:span></text:p>
            <text:p><text:span text:style-name="T42"/></text:p>
            <text:p><text:span text:style-name="T28">&lt;iframe </text:span><text:span text:style-name="T28"><text:tab/></text:span><text:span text:style-name="T28">id="blockrandom"</text:span></text:p>
            <text:p><text:span text:style-name="T28"><text:tab/></text:span><text:span text:style-name="T28">name="iframe"</text:span></text:p>
            <text:p><text:span text:style-name="T28"><text:tab/></text:span><text:span text:style-name="T28">src="http://www.aemet.es/es/eltiempo/prediccion/localidades/gallur-50345"</text:span></text:p>
            <text:p><text:span text:style-name="T28"><text:tab/></text:span><text:span text:style-name="T28">width="100%"</text:span></text:p>
            <text:p><text:span text:style-name="T28"><text:tab/></text:span><text:span text:style-name="T28">height="1000"</text:span></text:p>
            <text:p><text:span text:style-name="T28"><text:tab/></text:span><text:span text:style-name="T28">scrolling="auto"</text:span></text:p>
            <text:p><text:span text:style-name="T28"><text:tab/></text:span><text:span text:style-name="T28">align="top"</text:span></text:p>
            <text:p><text:span text:style-name="T28"><text:tab/></text:span><text:span text:style-name="T28">frameborder="0"</text:span></text:p>
            <text:p><text:span text:style-name="T28"><text:tab/></text:span><text:span text:style-name="T28">class="wrapper"&gt;</text:span></text:p>
            <text:p><text:span text:style-name="T28"><text:tab/></text:span><text:span text:style-name="T28">Esta opción no trabajara correctamente. Desafortunadamente su navegador no soporta Inline Frames</text:span></text:p>
            <text:p><text:span text:style-name="T28">&lt;/iframe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8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da </meta:initial-creator>
    <meta:creation-date>2010-09-21T17:20:36</meta:creation-date>
    <meta:editing-duration>PT8H48M51S</meta:editing-duration>
    <meta:editing-cycles>11</meta:editing-cycles>
    <dc:date>2013-10-13T23:35:30</dc:date>
    <meta:generator>LibreOffice/3.5$Linux_X86_64 LibreOffice_project/350m1$Build-2</meta:generator>
    <dc:creator>juanda </dc:creator>
    <meta:document-statistic meta:object-count="164"/>
  </office:meta>
</office:document-meta>
</file>